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34mm"/>
    </style:style>
    <style:style style:name="co2" style:family="table-column">
      <style:table-column-properties fo:break-before="auto" style:column-width="108.04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18mm"/>
    </style:style>
    <style:style style:name="co6" style:family="table-column">
      <style:table-column-properties fo:break-before="auto" style:column-width="109.33mm"/>
    </style:style>
    <style:style style:name="co7" style:family="table-column">
      <style:table-column-properties fo:break-before="auto" style:column-width="155.8mm"/>
    </style:style>
    <style:style style:name="co8" style:family="table-column">
      <style:table-column-properties fo:break-before="auto" style:column-width="28.24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0mm" fo:break-before="auto" style:use-optimal-row-height="false"/>
    </style:style>
    <style:style style:name="ro3" style:family="table-row">
      <style:table-row-properties style:row-height="23.2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fo:language="none" fo:country="none" fo:font-weight="bold" style:font-name-asian="Times New Roman" style:font-size-asian="12pt" style:language-asian="none" style:country-asian="none" style:font-name-complex="Tahoma" style:font-size-complex="6.80000019073486pt" style:language-complex="none" style:country-complex="none"/>
    </style:style>
    <style:style style:name="ce2" style:family="table-cell" style:parent-style-name="Default">
      <style:table-cell-properties fo:background-color="#000000" fo:border="0.06pt solid #ffffff"/>
      <style:text-properties fo:color="#ffffff" style:font-name="p0l9s" fo:font-size="10pt" style:font-size-asian="10pt" style:font-size-complex="10p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fo:language="none" fo:country="none" fo:font-weight="bold" style:font-name-asian="Times New Roman" style:font-size-asian="12pt" style:language-asian="none" style:country-asian="none" style:font-name-complex="Tahoma" style:font-size-complex="12pt" style:language-complex="none" style:country-complex="none"/>
    </style:style>
    <style:style style:name="ce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none" fo:country="none" style:font-name-asian="Mangal" style:font-size-asian="10pt" style:language-asian="none" style:country-asian="none" style:font-name-complex="Tahoma" style:font-size-complex="10pt" style:language-complex="en" style:country-complex="US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p0l9s" fo:font-size="12pt" style:font-size-asian="12pt" style:font-size-complex="12pt"/>
    </style:style>
    <style:style style:name="ce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style:font-size-asian="12pt" style:font-size-complex="12pt"/>
    </style:style>
    <style:style style:name="ce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fr" fo:country="LU" style:font-name-asian="Mangal" style:font-size-asian="10pt" style:language-asian="hi" style:country-asian="IN" style:font-size-complex="10pt"/>
    </style:style>
    <style:style style:name="ce10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en" fo:country="US" fo:font-weight="bold" style:font-name-asian="Segoe UI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fr" fo:country="LU" fo:font-weight="bold" style:font-name-asian="Mangal" style:font-size-asian="10pt" style:language-asian="hi" style:country-asian="IN" style:font-weight-asian="bold" style:font-size-complex="10pt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fr" fo:country="LU" fo:font-weight="bold" style:font-name-asian="Mangal" style:font-size-asian="10pt" style:language-asian="hi" style:country-asian="IN" style:font-weight-asian="bold" style:font-name-complex="Tahoma" style:font-size-complex="10pt" style:language-complex="en" style:country-complex="US" style:font-weight-complex="bold"/>
    </style:style>
    <style:style style:name="ce17" style:family="table-cell" style:parent-style-name="Default">
      <style:table-cell-properties fo:background-color="#000000"/>
      <style:text-properties fo:color="#ffffff" style:font-name="p0l9s" fo:font-size="12pt" style:font-size-asian="12pt" style:font-size-complex="12pt"/>
    </style:style>
    <style:style style:name="ce18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letter-kerning="true" fo:country="none" style:country-asian="none" style:country-complex="none" style:font-name-asian="Times New Roman" style:font-name-complex="Tahoma" style:font-size-asian="12pt" style:font-size-complex="6.80000019073486pt" style:font-weight-asian="normal" style:font-weight-complex="normal" style:font-style-asian="normal" style:font-style-complex="normal"/>
    </style:style>
    <style:style style:name="T2" style:family="text">
      <style:text-properties fo:color="#000000" style:font-name="p0l9s" fo:font-size="12pt" fo:font-weight="normal" style:text-underline-style="none" style:text-underline-color="font-color" fo:font-style="normal" style:letter-kerning="true" fo:country="none" style:country-asian="none" style:font-name-asian="Mang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text-position="-33%"/>
    </style:style>
    <style:style style:name="T4" style:family="text">
      <style:text-properties style:text-position="0%"/>
    </style:style>
    <style:style style:name="T5" style:family="text">
      <style:text-properties fo:font-weight="normal" style:text-underline-style="none" style:text-underline-color="font-color" fo:font-style="normal" style:letter-kerning="true" fo:country="none" style:country-asian="none" style:font-name-asian="Mangal" style:font-weight-asian="normal" style:font-weight-complex="normal" style:font-style-asian="normal" style:font-style-complex="normal" fo:font-size="10pt" style:font-size-asian="10pt" style:font-size-complex="10pt"/>
    </style:style>
    <style:style style:name="T6" style:family="text">
      <style:text-properties style:font-name="p0l9s" fo:font-weight="normal" fo:font-style="normal" style:letter-kerning="true" fo:country="none" style:country-asian="none" style:font-name-asian="Mangal" style:font-size-asian="12pt" style:font-weight-asian="normal" style:font-weight-complex="normal" style:font-style-asian="normal" style:font-style-complex="normal" fo:color="#ffffff"/>
    </style:style>
    <style:style style:name="T7" style:family="text">
      <style:text-properties style:font-name="p0l9s" fo:font-weight="normal" fo:font-style="normal" style:letter-kerning="true" fo:country="none" style:country-asian="none" style:font-name-asian="Mangal" style:font-size-asian="12pt" style:font-weight-asian="normal" style:font-weight-complex="normal" style:font-style-asian="normal" style:font-style-complex="normal" fo:color="#ffffff" style:text-underline-style="none" style:text-underline-color="font-color"/>
    </style:style>
    <style:style style:name="T8" style:family="text">
      <style:text-properties style:font-name="p0l9s" fo:font-weight="normal" fo:font-style="normal" style:letter-kerning="true" fo:country="none" style:country-asian="none" style:font-name-asian="Mangal" style:font-size-asian="12pt" style:font-weight-asian="normal" style:font-weight-complex="normal" style:font-style-asian="normal" style:font-style-complex="normal" fo:color="#ffffff" style:text-position="-33%"/>
    </style:style>
    <style:style style:name="T9" style:family="text">
      <style:text-properties fo:font-size="12pt" fo:font-weight="normal" style:text-underline-style="none" style:text-underline-color="font-color" fo:font-style="normal" style:text-position="0%" style:letter-kerning="true" fo:country="none" style:country-asian="none" style:font-name-asian="Mangal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style:font-name="p0l9s"/>
    </style:style>
    <style:style style:name="T11" style:family="text">
      <style:text-properties style:font-name="p0l9s" style:text-position="-33%"/>
    </style:style>
    <style:style style:name="T12" style:family="text">
      <style:text-properties style:font-name="p0l9s" style:text-position="0%"/>
    </style:style>
    <style:style style:name="T13" style:family="text">
      <style:text-properties style:font-name="p0l9s" style:text-position="0%" style:letter-kerning="true" fo:country="none" style:country-asian="none" style:font-name-asian="Mangal"/>
    </style:style>
    <style:style style:name="T14" style:family="text">
      <style:text-properties style:text-underline-style="none" style:text-underline-color="font-color" fo:font-style="normal" style:letter-kerning="true" fo:country="none" style:country-asian="none" style:font-name-asian="Manga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font-size="12pt" style:text-underline-style="none" style:text-underline-color="font-color" fo:font-style="normal" style:letter-kerning="true" fo:country="none" style:country-asian="none" style:font-name-asian="Mang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4" table:number-columns-repeated="1013" table:default-cell-style-name="ce7"/>
        <table:table-column table:style-name="co4" table:default-cell-style-name="ce18"/>
        <table:table-row table:style-name="ro1">
          <table:table-cell table:style-name="ce1" office:value-type="string" calcext:value-type="string">
            <text:p><text:span text:style-name="T1">v7</text:span></text:p>
          </table:table-cell>
          <table:table-cell table:style-name="ce4" office:value-type="string" calcext:value-type="string">
            <text:p><text:span text:style-name="T1">≡</text:span></text:p>
          </table:table-cell>
          <table:table-cell table:style-name="ce8" office:value-type="string" calcext:value-type="string">
            <text:p>=</text:p>
          </table:table-cell>
          <table:table-cell table:style-name="ce10" office:value-type="string" calcext:value-type="string">
            <text:p>so</text:p>
          </table:table-cell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>
            <draw:frame table:end-cell-address="Feuille1.B2" table:end-x="80.05mm" table:end-y="14.83mm" draw:z-index="0" draw:style-name="gr1" draw:text-style-name="P1" svg:width="44.03mm" svg:height="11.32mm" svg:x="36.02mm" svg:y="3.51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5" office:value-type="string" calcext:value-type="string">
            <text:p><text:span text:style-name="T6">v1ri1bl;1l41t21r;diskr5t=</text:span><text:span text:style-name="T7">x</text:span></text:p>
            <text:p><text:span text:style-name="T6">kop2rta;n;sib0l;q1k;sib0l;x</text:span><text:span text:style-name="T8">i</text:span><text:span text:style-name="T6">;1;7n;pr2b1bilit4;p</text:span><text:span text:style-name="T8">i</text:span></text:p>
          </table:table-cell>
          <table:table-cell table:style-name="ce11" office:value-type="string" calcext:value-type="string">
            <text:p>atr0p9/r5nyi</text:p>
          </table:table-cell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>
            <draw:frame table:end-cell-address="Feuille1.B3" table:end-x="95.4mm" table:end-y="15.68mm" draw:z-index="1" draw:style-name="gr1" draw:text-style-name="P1" svg:width="84.53mm" svg:height="11.35mm" svg:x="10.87mm" svg:y="4.33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9" office:value-type="string" calcext:value-type="string">
            <text:p><text:span text:style-name="T9">s9m4tr9k;kot9n7</text:span></text:p>
          </table:table-cell>
          <table:table-cell table:style-name="ce12" office:value-type="string" calcext:value-type="string">
            <text:p><text:span text:style-name="T14">atr0p9/q1n2n</text:span></text:p>
          </table:table-cell>
          <table:table-cell table:style-name="ce17"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5">
            <draw:frame table:end-cell-address="Feuille1.B4" table:end-x="81.29mm" table:end-y="19.53mm" draw:z-index="2" draw:style-name="gr1" draw:text-style-name="P1" svg:width="54.41mm" svg:height="11.35mm" svg:x="26.88mm" svg:y="8.18m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5" office:value-type="string" calcext:value-type="string">
            <text:p><text:span text:style-name="T10">log</text:span><text:span text:style-name="T11">b</text:span><text:span text:style-name="T12">/n≥H/x≥0 </text:span></text:p>
            <text:p><text:span text:style-name="T13">H/x;y≤Hx+Hy</text:span></text:p>
            <text:p><text:span text:style-name="T13">H/x;s1qa;y≤Hx</text:span></text:p>
            <text:p><text:span text:style-name="T13">H/x;s1qa;y∧z≤H/x;s1qa;y</text:span></text:p>
          </table:table-cell>
          <table:table-cell table:style-name="ce5"/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>
            <text:p><text:span text:style-name="T2">!</text:span>f:ℕ→ℝ;1d9t9f;m0n0t2n;n2rm1l9z1s9o</text:p>
            <text:p>H<text:span text:style-name="T3">1</text:span><text:span text:style-name="T4">/x</text:span></text:p>
          </table:table-cell>
          <table:table-cell table:style-name="ce5" office:value-type="string" calcext:value-type="string">
            <text:p>log/#x</text:p>
          </table:table-cell>
          <table:table-cell table:style-name="ce13" office:value-type="string" calcext:value-type="string">
            <text:p>atr0p9/1rtl4</text:p>
          </table:table-cell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>
            <draw:frame table:end-cell-address="Feuille1.B6" table:end-x="75.26mm" table:end-y="16.16mm" draw:z-index="3" draw:style-name="gr1" draw:text-style-name="P1" svg:width="36.54mm" svg:height="10.28mm" svg:x="38.72mm" svg:y="5.65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/>
          <table:table-cell table:style-name="ce11" office:value-type="string" calcext:value-type="string">
            <text:p>atr0p9;m9n</text:p>
          </table:table-cell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>
            <draw:frame table:end-cell-address="Feuille1.B7" table:end-x="87.19mm" table:end-y="15.06mm" draw:z-index="4" draw:style-name="gr1" draw:text-style-name="P1" svg:width="64.46mm" svg:height="11.35mm" svg:x="22.73mm" svg:y="3.48m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5"/>
          <table:table-cell table:style-name="ce14" office:value-type="string" calcext:value-type="string">
            <text:p>atr0p9/k0l9z9o</text:p>
          </table:table-cell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15" office:value-type="string" calcext:value-type="string">
            <text:p>atr0p9;t0p0l0j9k</text:p>
          </table:table-cell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15" office:value-type="string" calcext:value-type="string">
            <text:p>atr0p9;m4tr9k</text:p>
          </table:table-cell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6" office:value-type="string" calcext:value-type="string">
            <text:p><text:span text:style-name="T5">H/y;x=Hx;y–Hx</text:span></text:p>
          </table:table-cell>
          <table:table-cell table:style-name="ce5"/>
          <table:table-cell table:style-name="ce16" office:value-type="string" calcext:value-type="string">
            <text:p><text:span text:style-name="T15">atr0p9;kod9s90n5l</text:span></text:p>
          </table:table-cell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>
            <draw:frame table:end-cell-address="Feuille1.B11" table:end-x="65.59mm" table:end-y="16.81mm" draw:z-index="6" draw:style-name="gr1" draw:text-style-name="P1" svg:width="29.11mm" svg:height="14.32mm" svg:x="36.48mm" svg:y="2.49mm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5"/>
          <table:table-cell table:style-name="ce5" office:value-type="string" calcext:value-type="string">
            <text:p>b5l</text:p>
          </table:table-cell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>
            <draw:frame table:end-cell-address="Feuille1.B12" table:end-x="68.45mm" table:end-y="18.69mm" draw:z-index="5" draw:style-name="gr1" draw:text-style-name="P1" svg:width="33.74mm" svg:height="16.95mm" svg:x="34.71mm" svg:y="1.74m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5"/>
          <table:table-cell table:style-name="ce5" office:value-type="string" calcext:value-type="string">
            <text:p>d49b5l</text:p>
          </table:table-cell>
          <table:table-cell table:style-name="ce17" table:number-columns-repeated="4"/>
          <table:table-cell table:number-columns-repeated="1016"/>
        </table:table-row>
        <table:table-row table:style-name="ro2" table:number-rows-repeated="2">
          <table:table-cell table:number-columns-repeated="4"/>
          <table:table-cell table:style-name="ce17" table:number-columns-repeated="4"/>
          <table:table-cell table:number-columns-repeated="1016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8"/>
          <table:table-cell office:value-type="string" calcext:value-type="string">
            <text:p><text:s text:c="14"/></text:p>
          </table:table-cell>
          <table:table-cell table:number-columns-repeated="1015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8:40:01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0.2.2$Windows_x86 LibreOffice_project/37b43f919e4de5eeaca9b9755ed688758a8251fe</meta:generator>
    <dc:date>2015-12-08T19:29:26.573000000</dc:date>
    <meta:editing-duration>PT9H3M6S</meta:editing-duration>
    <meta:editing-cycles>15</meta:editing-cycles>
    <meta:document-statistic meta:table-count="1" meta:cell-count="21" meta:object-count="7"/>
  </office:meta>
</office:document-meta>
</file>

<file path=Object 1/content.xml><?xml version="1.0" encoding="utf-8"?>
<math xmlns="http://www.w3.org/1998/Math/MathML" display="block">
  <semantics>
    <mstyle color="white">
      <mrow>
        <msub>
          <mi>H</mi>
          <mi>α</mi>
        </msub>
        <mrow>
          <mrow>
            <mo fence="true" stretchy="false">(</mo>
            <mrow>
              <mi>X</mi>
            </mrow>
            <mo fence="true" stretchy="false">)</mo>
          </mrow>
          <mo stretchy="false">=</mo>
          <mfrac>
            <mn>1</mn>
            <mrow>
              <mn>1</mn>
              <mo stretchy="false">−</mo>
              <mi>α</mi>
            </mrow>
          </mfrac>
        </mrow>
        <msub>
          <mi>log</mi>
          <mi>b</mi>
        </msub>
        <mrow>
          <munderover>
            <mo stretchy="false">∑</mo>
            <mrow>
              <mi>i</mi>
              <mo stretchy="false">=</mo>
              <mn>1</mn>
            </mrow>
            <mrow>
              <mtext>#</mtext>
              <mi>X</mi>
            </mrow>
          </munderover>
          <msubsup>
            <mi>p</mi>
            <mi>i</mi>
            <mi>α</mi>
          </msubsup>
        </mrow>
      </mrow>
    </mstyle>
    <annotation encoding="StarMath 5.0">color white {H_{α}(X)=1 over {1 - α} log_{b} sum from i=1 to {"#" X}p_{i}^{α}}</annotation>
  </semantics>
</math>
</file>

<file path=Object 2/content.xml><?xml version="1.0" encoding="utf-8"?>
<math xmlns="http://www.w3.org/1998/Math/MathML" display="block">
  <semantics>
    <mstyle color="white">
      <mrow>
        <mrow>
          <mrow>
            <mi>H</mi>
            <mo stretchy="false">/</mo>
            <mi>X</mi>
          </mrow>
          <mo stretchy="false">=</mo>
          <mrow>
            <mo stretchy="false">−</mo>
            <mn>5</mn>
          </mrow>
        </mrow>
        <mi mathvariant="italic">sp</mi>
        <mn>4</mn>
        <mrow>
          <mi mathvariant="italic">ras</mi>
          <mo stretchy="false">/</mo>
          <msub>
            <mi>log</mi>
            <mi>b</mi>
          </msub>
        </mrow>
        <mrow>
          <mrow>
            <mi>p</mi>
            <mo stretchy="false">/</mo>
            <mi>X</mi>
          </mrow>
          <mo stretchy="false">=</mo>
          <msub>
            <mi>x</mi>
            <mi>i</mi>
          </msub>
          <mo stretchy="false">=</mo>
          <mrow>
            <mo stretchy="false">−</mo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b>
                <mi>p</mi>
                <mi>i</mi>
              </msub>
            </mrow>
          </mrow>
        </mrow>
        <mrow>
          <msub>
            <mi>log</mi>
            <mi>b</mi>
          </msub>
          <mo stretchy="false">/</mo>
          <msub>
            <mi>p</mi>
            <mi>i</mi>
          </msub>
        </mrow>
      </mrow>
    </mstyle>
    <annotation encoding="StarMath 5.0">color white {H/X=-5sp4ras/log_{b}p/X = x_{i} = - sum from{i=0} to{n} p_{i}log_{b}/p_{i}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b>
              <mi>p</mi>
              <mi>i</mi>
            </msub>
          </mrow>
        </mrow>
        <mrow>
          <mrow>
            <msub>
              <mi>log</mi>
              <mi>b</mi>
            </msub>
            <mo stretchy="false">/</mo>
            <msub>
              <mi>p</mi>
              <mi>i</mi>
            </msub>
          </mrow>
          <mo stretchy="false">≤</mo>
          <mrow>
            <mo stretchy="false">−</mo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b>
                <mi>p</mi>
                <mi>i</mi>
              </msub>
            </mrow>
          </mrow>
        </mrow>
        <mrow>
          <msub>
            <mi>log</mi>
            <mi>b</mi>
          </msub>
          <mo stretchy="false">/</mo>
          <msub>
            <mi>q</mi>
            <mi>i</mi>
          </msub>
        </mrow>
      </mrow>
    </mstyle>
    <annotation encoding="StarMath 5.0">color white {- sum from{i=0} to{n} p_{i}log_{b}/p_{i} &lt;= - sum from{i=0} to{n} p_{i}log_{b}/q_{i}}</annotation>
  </semantics>
</math>
</file>

<file path=Object 4/content.xml><?xml version="1.0" encoding="utf-8"?>
<math xmlns="http://www.w3.org/1998/Math/MathML" display="block">
  <semantics>
    <mstyle color="white">
      <mrow>
        <mrow>
          <mrow>
            <msub>
              <mi>H</mi>
              <mi mathvariant="normal">∞</mi>
            </msub>
            <mo stretchy="false">/</mo>
            <mi>X</mi>
          </mrow>
          <mo stretchy="false">=</mo>
          <mrow>
            <mo stretchy="false">−</mo>
            <mi>log</mi>
          </mrow>
        </mrow>
        <munderover>
          <mtext> sup</mtext>
          <mrow>
            <mi>i</mi>
            <mo stretchy="false">=</mo>
            <mn>1</mn>
          </mrow>
          <mi>n</mi>
        </munderover>
        <msub>
          <mi>p</mi>
          <mi>i</mi>
        </msub>
      </mrow>
    </mstyle>
    <annotation encoding="StarMath 5.0">color white {H_{infinity}/X= - log" sup" csub{i=1} csup{n} p_{i}}</annotation>
  </semantics>
</math>
</file>

<file path=Object 5/content.xml><?xml version="1.0" encoding="utf-8"?>
<math xmlns="http://www.w3.org/1998/Math/MathML" display="block">
  <semantics>
    <mstyle color="white">
      <mrow>
        <msub>
          <mi>H</mi>
          <mn>2</mn>
        </msub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o stretchy="false">−</mo>
            <mi>log</mi>
          </mrow>
        </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bsup>
              <mi>p</mi>
              <mi>i</mi>
              <mn>2</mn>
            </msubsup>
          </mrow>
          <mo stretchy="false">=</mo>
          <mrow>
            <mo stretchy="false">−</mo>
            <mi>log</mi>
          </mrow>
        </mrow>
        <mi>p</mi>
        <mrow>
          <mo fence="true" stretchy="false">(</mo>
          <mrow>
            <mrow>
              <mi>X</mi>
              <mo stretchy="false">=</mo>
              <mi>Y</mi>
            </mrow>
          </mrow>
          <mo fence="true" stretchy="false">)</mo>
        </mrow>
      </mrow>
    </mstyle>
    <annotation encoding="StarMath 5.0">color white {H_{2}(X)=- log sum from{i=0} to{n} p_{i}^{2} = - log p( X=Y) }</annotation>
  </semantics>
</math>
</file>

<file path=Object 7/content.xml><?xml version="1.0" encoding="utf-8"?>
<math xmlns="http://www.w3.org/1998/Math/MathML" display="block">
  <semantics>
    <mtable>
      <mtr>
        <mtd>
          <mstyle color="white">
            <mrow>
              <mi>y</mi>
              <mstyle color="red">
                <mi>·</mi>
              </mstyle>
              <mrow>
                <mi mathvariant="italic">dB</mi>
                <mo stretchy="false">=</mo>
                <mstyle color="red">
                  <mi>b</mi>
                </mstyle>
              </mrow>
              <mi>·</mi>
              <msub>
                <mi>log</mi>
                <mstyle color="red">
                  <mi>b</mi>
                </mstyle>
              </msub>
              <mrow>
                <mo fence="true" stretchy="false">(</mo>
                <mrow>
                  <mfrac>
                    <mi>x</mi>
                    <mstyle color="red">
                      <mi>x</mi>
                    </mstyle>
                  </mfrac>
                </mrow>
                <mo fence="true" stretchy="false">)</mo>
              </mrow>
            </mrow>
          </mstyle>
        </mtd>
      </mtr>
      <mtr>
        <mtd>
          <mstyle color="white">
            <mrow>
              <mrow>
                <mi>x</mi>
                <mo stretchy="false">=</mo>
                <mstyle color="red">
                  <mi>x</mi>
                </mstyle>
              </mrow>
              <mi>·</mi>
              <msup>
                <mstyle color="red">
                  <mi>b</mi>
                </mstyle>
                <mfrac>
                  <mi>y</mi>
                  <mstyle color="red">
                    <mi>b</mi>
                  </mstyle>
                </mfrac>
              </msup>
            </mrow>
          </mstyle>
        </mtd>
      </mtr>
    </mtable>
    <annotation encoding="StarMath 5.0">color white {y color red{·} dB=color red{b}·log_{color red{b}}(x over color red{x})}
newline color white {x=color red{x}·{color red{b}}^{y over color red{b}}}
</annotation>
  </semantics>
</math>
</file>

<file path=Object 8/content.xml><?xml version="1.0" encoding="utf-8"?>
<math xmlns="http://www.w3.org/1998/Math/MathML" display="block">
  <semantics>
    <mtable>
      <mtr>
        <mtd>
          <mstyle color="white">
            <mrow>
              <mi>y</mi>
              <mstyle color="red">
                <mi>·</mi>
              </mstyle>
              <mrow>
                <mi mathvariant="italic">dB</mi>
                <mo stretchy="false">=</mo>
                <msub>
                  <mi>log</mi>
                  <mstyle color="red">
                    <mi>b</mi>
                  </mstyle>
                </msub>
              </mrow>
              <mrow>
                <mo fence="true" stretchy="false">(</mo>
                <mrow>
                  <mfrac>
                    <mi>x</mi>
                    <mstyle color="red">
                      <mi>x</mi>
                    </mstyle>
                  </mfrac>
                </mrow>
                <mo fence="true" stretchy="false">)</mo>
              </mrow>
            </mrow>
          </mstyle>
        </mtd>
      </mtr>
      <mtr>
        <mtd>
          <mstyle color="white">
            <mrow>
              <mrow>
                <mi>x</mi>
                <mo stretchy="false">=</mo>
                <mstyle color="red">
                  <mi>x</mi>
                </mstyle>
              </mrow>
              <mi>·</mi>
              <msup>
                <mstyle color="red">
                  <mi>b</mi>
                </mstyle>
                <mi>y</mi>
              </msup>
            </mrow>
          </mstyle>
        </mtd>
      </mtr>
    </mtable>
    <annotation encoding="StarMath 5.0"> color white {y color red{·} dB=log_{color red{b}}(x over color red{x})}
newline color white {x=color red{x}·{color red{b}}^{y}}
</annotation>
  </semantics>
</math>
</file>